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79cm" fo:margin-left="-0.203cm" table:align="left" style:writing-mode="lr-tb"/>
    </style:style>
    <style:style style:name="Tabla1.A" style:family="table-column">
      <style:table-column-properties style:column-width="4.064cm"/>
    </style:style>
    <style:style style:name="Tabla1.B" style:family="table-column">
      <style:table-column-properties style:column-width="2.032cm"/>
    </style:style>
    <style:style style:name="Tabla1.C" style:family="table-column">
      <style:table-column-properties style:column-width="6.604cm"/>
    </style:style>
    <style:style style:name="Tabla1.D" style:family="table-column">
      <style:table-column-properties style:column-width="4.0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87a9b" officeooo:paragraph-rsid="00187a9b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officeooo:rsid="00187a9b" officeooo:paragraph-rsid="00187a9b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Calibri" fo:font-size="11pt" fo:language="none" fo:country="none" officeooo:paragraph-rsid="00187a9b" style:font-size-asian="11pt" style:language-asian="none" style:country-asian="none" style:font-name-complex="Calibri" style:font-size-complex="11pt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187a9b" officeooo:paragraph-rsid="00187a9b" style:font-size-asian="18pt" style:font-weight-asian="bold" style:font-name-complex="Arial"/>
    </style:style>
    <style:style style:name="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9" style:family="paragraph" style:parent-style-name="Header">
      <style:text-properties fo:font-size="12pt" style:font-size-asian="12pt"/>
    </style:style>
    <style:style style:name="P10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1" style:family="paragraph" style:parent-style-name="Standard">
      <style:paragraph-properties fo:margin-left="0cm" fo:margin-right="0.635cm" fo:text-indent="0cm" style:auto-text-indent="false"/>
    </style:style>
    <style:style style:name="P12" style:family="paragraph" style:parent-style-name="InfoBlue">
      <style:paragraph-properties fo:margin-left="0cm" fo:margin-right="0cm" fo:text-indent="0cm" style:auto-text-indent="false"/>
    </style:style>
    <style:style style:name="P13" style:family="paragraph" style:parent-style-name="InfoBlue">
      <style:paragraph-properties fo:margin-left="0cm" fo:margin-right="0cm" fo:text-indent="0cm" style:auto-text-indent="false"/>
      <style:text-properties style:use-window-font-color="true" fo:language="es" fo:country="AR" fo:font-style="normal" officeooo:rsid="001a0963" officeooo:paragraph-rsid="001a0963" style:font-style-asian="normal" style:language-complex="ar" style:country-complex="SA" style:font-style-complex="normal"/>
    </style:style>
    <style:style style:name="P14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officeooo:paragraph-rsid="00187a9b"/>
    </style:style>
    <style:style style:name="P15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Calibri" fo:font-size="11pt" fo:language="none" fo:country="none" officeooo:paragraph-rsid="00187a9b" style:font-size-asian="11pt" style:language-asian="none" style:country-asian="none" style:font-name-complex="Calibri" style:font-size-complex="11pt"/>
    </style:style>
    <style:style style:name="P16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7" style:family="paragraph" style:parent-style-name="Tabletext">
      <style:paragraph-properties style:snap-to-layout-grid="false"/>
    </style:style>
    <style:style style:name="P18" style:family="paragraph" style:parent-style-name="Tabletext">
      <style:text-properties officeooo:rsid="00187a9b" officeooo:paragraph-rsid="00187a9b"/>
    </style:style>
    <style:style style:name="P19" style:family="paragraph" style:parent-style-name="Contents_20_2">
      <style:paragraph-properties>
        <style:tab-stops>
          <style:tab-stop style:position="1.764cm"/>
          <style:tab-stop style:position="16.51cm" style:type="right"/>
        </style:tab-stops>
      </style:paragraph-properties>
      <style:text-properties fo:language="none" fo:country="none" officeooo:paragraph-rsid="00187a9b" style:language-asian="none" style:country-asian="none"/>
    </style:style>
    <style:style style:name="P20" style:family="paragraph" style:parent-style-name="Contents_20_2">
      <style:paragraph-properties>
        <style:tab-stops>
          <style:tab-stop style:position="1.764cm"/>
          <style:tab-stop style:position="16.51cm" style:type="right"/>
        </style:tab-stops>
      </style:paragraph-properties>
      <style:text-properties fo:language="none" fo:country="none" officeooo:rsid="001dfa17" officeooo:paragraph-rsid="00187a9b" style:language-asian="none" style:country-asian="none"/>
    </style:style>
    <style:style style:name="P21" style:family="paragraph" style:parent-style-name="Heading">
      <style:paragraph-properties fo:text-align="end" style:justify-single-word="false"/>
    </style:style>
    <style:style style:name="P22" style:family="paragraph" style:parent-style-name="Heading">
      <style:paragraph-properties fo:text-align="end" style:justify-single-word="false"/>
      <style:text-properties fo:font-weight="bold" officeooo:rsid="00187a9b" officeooo:paragraph-rsid="00187a9b" fo:background-color="transparent" style:font-weight-asian="bold" style:font-weight-complex="bold"/>
    </style:style>
    <style:style style:name="P23" style:family="paragraph" style:parent-style-name="Heading">
      <style:paragraph-properties fo:text-align="end" style:justify-single-word="false"/>
      <style:text-properties fo:font-size="14pt" officeooo:paragraph-rsid="0025c556" style:font-size-asian="14pt"/>
    </style:style>
    <style:style style:name="P24" style:family="paragraph" style:parent-style-name="Heading">
      <style:paragraph-properties fo:break-before="page"/>
    </style:style>
    <style:style style:name="P25" style:family="paragraph" style:parent-style-name="Heading">
      <style:paragraph-properties fo:break-before="page"/>
      <style:text-properties officeooo:rsid="001a0963" officeooo:paragraph-rsid="001a0963" style:font-name-asian="Arial"/>
    </style:style>
    <style:style style:name="P26" style:family="paragraph" style:parent-style-name="InfoBlue">
      <style:text-properties style:use-window-font-color="true" fo:language="es" fo:country="AR" fo:font-style="normal" officeooo:rsid="001a0963" officeooo:paragraph-rsid="001a0963" style:font-style-asian="normal" style:language-complex="ar" style:country-complex="SA" style:font-style-complex="normal"/>
    </style:style>
    <style:style style:name="P27" style:family="paragraph" style:parent-style-name="Standard">
      <style:text-properties officeooo:rsid="002a0ca6" officeooo:paragraph-rsid="002a0ca6"/>
    </style:style>
    <style:style style:name="P28" style:family="paragraph" style:parent-style-name="Heading_20_1">
      <style:text-properties style:use-window-font-color="true"/>
    </style:style>
    <style:style style:name="P29" style:family="paragraph" style:parent-style-name="Heading_20_1">
      <style:text-properties style:use-window-font-color="true" fo:language="es" fo:country="AR" style:language-complex="ar" style:country-complex="SA"/>
    </style:style>
    <style:style style:name="P30" style:family="paragraph" style:parent-style-name="Heading_20_1">
      <style:paragraph-properties fo:orphans="2" fo:widows="2"/>
      <style:text-properties style:use-window-font-color="true" fo:language="es" fo:country="AR" style:language-complex="ar" style:country-complex="SA"/>
    </style:style>
    <style:style style:name="P31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87a9b"/>
    </style:style>
    <style:style style:name="P32" style:family="paragraph" style:parent-style-name="Heading" style:master-page-name="Convertir_20_1">
      <style:paragraph-properties style:page-number="auto"/>
    </style:style>
    <style:style style:name="P33" style:family="paragraph" style:parent-style-name="InfoBlue">
      <style:text-properties style:use-window-font-color="true" fo:language="es" fo:country="AR" officeooo:paragraph-rsid="002a1ab8" style:language-complex="ar" style:country-complex="SA"/>
    </style:style>
    <style:style style:name="P34" style:family="paragraph" style:parent-style-name="Text_20_body">
      <style:text-properties style:use-window-font-color="true" fo:language="es" fo:country="AR" officeooo:rsid="001f7dab" officeooo:paragraph-rsid="002a1ab8" style:language-complex="ar" style:country-complex="SA"/>
    </style:style>
    <style:style style:name="P35" style:family="paragraph" style:parent-style-name="Text_20_body">
      <style:text-properties style:use-window-font-color="true" fo:language="es" fo:country="AR" officeooo:rsid="002a1ab8" officeooo:paragraph-rsid="002a1ab8" style:language-complex="ar" style:country-complex="SA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style:use-window-font-color="true" fo:language="es" fo:country="AR" fo:font-style="normal" officeooo:rsid="001a0963" officeooo:paragraph-rsid="001a0963" style:font-style-asian="normal" style:language-complex="ar" style:country-complex="SA" style:font-style-complex="normal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style:use-window-font-color="true" fo:language="es" fo:country="AR" fo:font-style="normal" officeooo:rsid="002a1ab8" officeooo:paragraph-rsid="002a1ab8" style:font-style-asian="normal" style:language-complex="ar" style:country-complex="SA" style:font-style-complex="normal"/>
    </style:style>
    <style:style style:name="T1" style:family="text">
      <style:text-properties officeooo:rsid="00187a9b"/>
    </style:style>
    <style:style style:name="T2" style:family="text">
      <style:text-properties fo:language="none" fo:country="none" style:language-asian="none" style:country-asian="none"/>
    </style:style>
    <style:style style:name="T3" style:family="text">
      <style:text-properties fo:language="none" fo:country="none" officeooo:rsid="001dfa17" style:language-asian="none" style:country-asian="none"/>
    </style:style>
    <style:style style:name="T4" style:family="text">
      <style:text-properties fo:language="none" fo:country="none" officeooo:rsid="001f7dab" style:language-asian="none" style:country-asian="none"/>
    </style:style>
    <style:style style:name="T5" style:family="text">
      <style:text-properties style:font-name="Calibri" fo:font-size="11pt" fo:language="es" fo:country="ES" style:font-size-asian="11pt" style:language-asian="none" style:country-asian="none" style:font-name-complex="Calibri" style:font-size-complex="11pt"/>
    </style:style>
    <style:style style:name="T6" style:family="text">
      <style:text-properties style:font-name="Calibri" fo:font-size="11pt" fo:language="none" fo:country="none" officeooo:rsid="001dfa17" style:font-size-asian="11pt" style:language-asian="none" style:country-asian="none" style:font-name-complex="Calibri" style:font-size-complex="11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dfa17" style:font-style-asian="normal" style:font-style-complex="normal"/>
    </style:style>
    <style:style style:name="T9" style:family="text">
      <style:text-properties fo:font-style="normal" officeooo:rsid="001d097b" style:font-style-asian="normal" style:font-style-complex="normal"/>
    </style:style>
    <style:style style:name="T10" style:family="text">
      <style:text-properties fo:font-style="normal" officeooo:rsid="001b1ae9" style:font-style-asian="normal" style:font-style-complex="normal"/>
    </style:style>
    <style:style style:name="T11" style:family="text">
      <style:text-properties fo:font-style="normal" officeooo:rsid="002a1ab8" style:font-style-asian="normal" style:font-style-complex="normal"/>
    </style:style>
    <style:style style:name="T12" style:family="text">
      <style:text-properties officeooo:rsid="002a0ca6"/>
    </style:style>
    <style:style style:name="T13" style:family="text">
      <style:text-properties officeooo:rsid="002a1ab8"/>
    </style:style>
    <style:style style:name="T14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Sistema de Apoyo a los Puntos Limpios</text:p>
      <text:p text:style-name="P22">Use-Case Specification: <text:span text:style-name="T12">Consultar Estadísticas</text:span></text:p>
      <text:p text:style-name="P21"/>
      <text:p text:style-name="P23">Version 1.0</text:p>
      <text:p text:style-name="Standard"/>
      <text:p text:style-name="Standard"/>
      <text:p text:style-name="Text_20_body"/>
      <text:p text:style-name="Text_20_body"/>
      <text:p text:style-name="P32">Revision History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6">Date</text:p>
          </table:table-cell>
          <table:table-cell table:style-name="Tabla1.A1" office:value-type="string">
            <text:p text:style-name="P16">Version</text:p>
          </table:table-cell>
          <table:table-cell table:style-name="Tabla1.A1" office:value-type="string">
            <text:p text:style-name="P16">Description</text:p>
          </table:table-cell>
          <table:table-cell table:style-name="Tabla1.D1" office:value-type="string">
            <text:p text:style-name="P16">Author</text:p>
          </table:table-cell>
        </table:table-row>
        <table:table-row table:style-name="Tabla1.1">
          <table:table-cell table:style-name="Tabla1.A1" office:value-type="string">
            <text:p text:style-name="P18">13/05/2019</text:p>
          </table:table-cell>
          <table:table-cell table:style-name="Tabla1.A1" office:value-type="string">
            <text:p text:style-name="P18">1.0</text:p>
          </table:table-cell>
          <table:table-cell table:style-name="Tabla1.A1" office:value-type="string">
            <text:p text:style-name="P18">Caso de Uso N° <text:span text:style-name="T12">3</text:span></text:p>
          </table:table-cell>
          <table:table-cell table:style-name="Tabla1.D1" office:value-type="string">
            <text:p text:style-name="P18">Grupo 6</text:p>
          </table:table-cell>
        </table:table-row>
        <table:table-row table:style-name="Tabla1.1"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D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D1" office:value-type="string"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A1" office:value-type="string">
            <text:p text:style-name="P17"/>
          </table:table-cell>
          <table:table-cell table:style-name="Tabla1.D1" office:value-type="string">
            <text:p text:style-name="P17"/>
          </table:table-cell>
        </table:table-row>
      </table:table>
      <text:p text:style-name="Standard"/>
      <text:p text:style-name="P24">Table of Contents</text:p>
      <text:p text:style-name="P14"><text:span text:style-name="T2">1.</text:span><text:span text:style-name="T5"><text:tab/></text:span><text:span text:style-name="T2">Brief Description<text:tab/></text:span><text:span text:style-name="T4">4</text:span></text:p>
      <text:p text:style-name="P14"><text:span text:style-name="T2">2.</text:span><text:span text:style-name="T5"><text:tab/></text:span><text:span text:style-name="T2">Basic Flow of Events<text:tab/></text:span><text:span text:style-name="T4">4</text:span></text:p>
      <text:p text:style-name="P14"><text:span text:style-name="T2">3.</text:span><text:span text:style-name="T5"><text:tab/></text:span><text:span text:style-name="T2">Alternative Flows<text:tab/></text:span><text:span text:style-name="T4">4</text:span></text:p>
      <text:p text:style-name="P19"/>
      <text:p text:style-name="P14"><text:span text:style-name="T6">4</text:span><text:span text:style-name="T5"><text:tab/></text:span><text:span text:style-name="T2">Preconditions<text:tab/></text:span><text:span text:style-name="T3">4</text:span></text:p>
      <text:p text:style-name="P20"/>
      <text:p text:style-name="P15"/>
      <text:p text:style-name="P5"/>
      <text:p text:style-name="P5"/>
      <text:p text:style-name="P5"/>
      <text:p text:style-name="P25">Use-Case Specification: <text:span text:style-name="T12">Consultar Estadísticas</text:span></text:p>
      <text:p text:style-name="InfoBlue"/>
      <text:p text:style-name="P12"/>
      <text:h text:style-name="P28" text:outline-level="1"><text:bookmark-start text:name="__RefHeading___Toc257297270"/>Brief Description<text:bookmark-end text:name="__RefHeading___Toc257297270"/></text:h>
      <text:p text:style-name="P26">Este caso de uso especifica la funcionalidad de <text:span text:style-name="T13">consultar estadísticas</text:span> en el sistema.</text:p>
      <text:h text:style-name="P30" text:outline-level="1"><text:bookmark-start text:name="__RefHeading___Toc257297271"/>Basic Flow of Events<text:bookmark-end text:name="__RefHeading___Toc257297271"/></text:h>
      <text:p text:style-name="P13"><text:tab/>1. El caso de uso comienza cuando un vecino quiere <text:span text:style-name="T13">consultar sus estadísticas</text:span>.</text:p>
      <text:p text:style-name="P36"><text:span text:style-name="T13"><text:tab/>2. El vecino pide al sistema sus estadísticas.</text:span></text:p>
      <text:p text:style-name="P36"><text:span text:style-name="T13"><text:tab/>3. El sistema verifica que el vecino haya reciclado anteriormente.</text:span></text:p>
      <text:p text:style-name="P36"><text:span text:style-name="T13"><text:tab/>4. [INCLUDE] Calcular volumen.</text:span></text:p>
      <text:p text:style-name="P36"><text:span text:style-name="T13"><text:tab/>5. El sistema le muestra al vecino sus estadísticas.</text:span></text:p>
      <text:p text:style-name="P37"><text:tab/>6. El caso de uso finaliza.</text:p>
      <text:h text:style-name="P29" text:outline-level="1"><text:bookmark-start text:name="__RefHeading___Toc257297272"/>Alternative Flows<text:bookmark-end text:name="__RefHeading___Toc257297272"/></text:h>
      <text:p text:style-name="P35"><text:span text:style-name="T10">3. </text:span><text:span text:style-name="T7">El sistema informa que el vecino no tiene un historial de reciclado.</text:span></text:p>
      <text:p text:style-name="P35"><text:span text:style-name="T7">3. 1. El caso de uso finaliza.</text:span></text:p>
      <text:h text:style-name="P30" text:outline-level="1"><text:bookmark-start text:name="__RefHeading___Toc257297277"/>Preconditions<text:bookmark-end text:name="__RefHeading___Toc257297277"/></text:h>
      <text:p text:style-name="P33"><text:span text:style-name="T11">4</text:span><text:span text:style-name="T9">.1. El vecino debe estar registrado en el sistema.</text:span></text:p>
      <text:p text:style-name="P34"><text:span text:style-name="T9">4.</text:span><text:span text:style-name="T7">2. El vecino debe estar logueado en el siste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886cm" fo:margin-left="-0.203cm" table:align="left" style:writing-mode="lr-tb"/>
    </style:style>
    <style:style style:name="Tabla3.A" style:family="table-column">
      <style:table-column-properties style:column-width="11.252cm"/>
    </style:style>
    <style:style style:name="Tabla3.B" style:family="table-column">
      <style:table-column-properties style:column-width="5.63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2" style:family="table">
      <style:table-properties style:width="16.732cm" fo:margin-left="-0.191cm" table:align="left" style:writing-mode="lr-tb"/>
    </style:style>
    <style:style style:name="Tabla2.A" style:family="table-column">
      <style:table-column-properties style:column-width="5.5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187a9b" officeooo:paragraph-rsid="00187a9b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187a9b" officeooo:paragraph-rsid="00187a9b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officeooo:rsid="002a0ca6" officeooo:paragraph-rsid="002a0ca6"/>
    </style:style>
    <style:style style:name="MP9" style:family="paragraph" style:parent-style-name="Standard">
      <style:paragraph-properties fo:margin-left="0cm" fo:margin-right="0.635cm" fo:text-indent="0cm" style:auto-text-indent="false"/>
    </style:style>
    <style:style style:name="MP10" style:family="paragraph" style:parent-style-name="Standard">
      <style:paragraph-properties fo:text-align="center" style:justify-single-word="false"/>
      <style:text-properties style:font-name="Times New Roman" fo:font-size="10pt" officeooo:rsid="00187a9b" officeooo:paragraph-rsid="00187a9b"/>
    </style:style>
    <style:style style:name="MP11" style:family="paragraph" style:parent-style-name="Standard">
      <style:paragraph-properties fo:text-align="end" style:justify-single-word="false"/>
    </style:style>
    <style:style style:name="MT1" style:family="text">
      <style:text-properties officeooo:rsid="00187a9b"/>
    </style:style>
    <style:style style:name="MT2" style:family="text">
      <style:text-properties officeooo:rsid="002a0ca6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Grupo 6</text:p>
        <text:p text:style-name="MP4"/>
        <text:p text:style-name="MP5"/>
      </style:header>
    </style:master-page>
    <style:master-page style:name="Convertir_20_1" style:display-name="Convertir 1" style:page-layout-name="Mpm2">
      <style:head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6">Sistema de Apoyo a <text:s/>los Puntos Limpios</text:p>
            </table:table-cell>
            <table:table-cell table:style-name="Tabla3.B1" office:value-type="string">
              <text:p text:style-name="MP7"><text:s text:c="2"/>Version: <text:s text:c="10"/>1.0</text:p>
            </table:table-cell>
          </table:table-row>
          <table:table-row table:style-name="Tabla3.1">
            <table:table-cell table:style-name="Tabla3.A1" office:value-type="string">
              <text:p text:style-name="MP8">Consultar Estadísticas</text:p>
            </table:table-cell>
            <table:table-cell table:style-name="Tabla3.B1" office:value-type="string">
              <text:p text:style-name="Standard"><text:s text:c="2"/>Date: <text:s/><text:span text:style-name="MT1">13/05/2019</text:span></text:p>
            </table:table-cell>
          </table:table-row>
          <table:table-row table:style-name="Tabla3.1">
            <table:table-cell table:style-name="Tabla3.B1" table:number-columns-spanned="2" office:value-type="string">
              <text:p text:style-name="MP6">CU0<text:span text:style-name="MT2">3</text:span></text:p>
            </table:table-cell>
            <table:covered-table-cell/>
          </table:table-row>
        </table:table>
        <text:p text:style-name="Header"/>
      </style:header>
      <style:footer>
        <table:table table:name="Tabla2" table:style-name="Tabla2">
          <table:table-column table:style-name="Tabla2.A" table:number-columns-repeated="3"/>
          <table:table-row table:style-name="Tabla2.1">
            <table:table-cell table:style-name="Tabla2.A1" office:value-type="string">
              <text:p text:style-name="MP9">Confidential</text:p>
            </table:table-cell>
            <table:table-cell table:style-name="Tabla2.A1" office:value-type="string">
              <text:p text:style-name="MP10">Grupo 6, 2019</text:p>
            </table:table-cell>
            <table:table-cell table:style-name="Tabla2.A1" office:value-type="string">
              <text:p text:style-name="MP11">Page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-Case Specification: &lt;Use-Case Name&gt;</dc:title>
    <dc:subject>&lt;Project Name&gt;</dc:subject>
    <meta:keyword/>
    <dc:description/>
    <meta:creation-date>2019-05-12T16:11:15.816000000</meta:creation-date>
    <dc:date>2019-05-13T18:59:43.372000000</dc:date>
    <meta:editing-cycles>16</meta:editing-cycles>
    <meta:editing-duration>PT37M31S</meta:editing-duration>
    <meta:generator>LibreOffice/6.0.0.3$Windows_X86_64 LibreOffice_project/64a0f66915f38c6217de274f0aa8e15618924765</meta:generator>
    <meta:document-statistic meta:table-count="3" meta:image-count="0" meta:object-count="0" meta:page-count="4" meta:paragraph-count="42" meta:word-count="188" meta:character-count="1134" meta:non-whitespace-character-count="970"/>
  </office:meta>
</office:document-meta>
</file>